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" style:parent-style-name="Normal" style:family="paragraph">
      <style:text-properties fo:color="#4472C4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style="italic" style:font-style-asian="italic" style:font-style-complex="italic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style="italic" style:font-style-asian="italic" style:font-style-complex="italic"/>
    </style:style>
  </office:automatic-styles>
  <office:body>
    <office:text text:use-soft-page-breaks="true">
      <text:p text:style-name="P1">Prerequisites</text:p>
      <text:p text:style-name="Normal"/>
      <text:p text:style-name="Normal">I set up a local Linux VM on my VMware, on which i set up my project, and installed Packer, ansible, docker and terraform</text:p>
      <text:p text:style-name="Normal"/>
      <text:p text:style-name="Normal">I set up AWS account and created new user with Access keys</text:p>
      <text:p text:style-name="Normal"/>
      <text:p text:style-name="Normal"/>
      <text:p text:style-name="P2">What i have done :<text:s/></text:p>
      <text:p text:style-name="Normal"/>
      <text:p text:style-name="Normal"/>
      <text:p text:style-name="Normal">For this test, i used Packer along with Ansible provisioner to set up wordpress container connected to Rds database, and deployed on an AWS cloud provider</text:p>
      <text:p text:style-name="Normal"/>
      <text:p text:style-name="P3">Steps of setting up :</text:p>
      <text:p text:style-name="Normal"/>
      <text:p text:style-name="P4">1- Setting AWS infrastructure with Terraform :</text:p>
      <text:p text:style-name="Normal"/>
      <text:p text:style-name="Normal">First step was to implement the Aws infrastructure with its different components, with terraform as required,</text:p>
      <text:p text:style-name="Normal"/>
      <text:p text:style-name="Normal">to run the wordpress image, i used the ECS (elastic container service), a service that supports docker containers and allows to easily run and scale containerized</text:p>
      <text:p text:style-name="Normal">qpplications on AWS, and more specifically the AWS Fargate that allows to run containers without having to manage servers or clusters,<text:s/></text:p>
      <text:p text:style-name="Normal"/>
      <text:p text:style-name="Normal">Also i used RDS MariaDB as external database for my wordpress application, for which i created a specific username/password and DBname ,</text:p>
      <text:p text:style-name="Normal"/>
      <text:p text:style-name="P5">How i deployed it ?</text:p>
      <text:p text:style-name="Normal"/>
      <text:p text:style-name="Normal">i created three terraform template files main.tf and variables.tf and output.tf</text:p>
      <text:p text:style-name="Normal"/>
      <text:soft-page-break/>
      <text:p text:style-name="Normal">Variables.tf : to define the variables needed</text:p>
      <text:p text:style-name="Normal"/>
      <text:p text:style-name="Normal">Main.tf : the main file in which i wrote my code for the deployment of this components :<text:s/></text:p>
      <text:p text:style-name="Normal"/>
      <text:p text:style-name="Normal">IAM Role</text:p>
      <text:p text:style-name="Normal">IAM Policy</text:p>
      <text:p text:style-name="Normal">ECR Repository</text:p>
      <text:p text:style-name="Normal">ECS Cluster (Fargate)</text:p>
      <text:p text:style-name="Normal">ECS Task Definition</text:p>
      <text:p text:style-name="Normal">ECS Service</text:p>
      <text:p text:style-name="Normal">EC2 Security Groups</text:p>
      <text:p text:style-name="Normal">RDS MariaDB</text:p>
      <text:p text:style-name="Normal"/>
      <text:p text:style-name="Normal">and plus, i added an AWS access and AWS secret keys, that i generated from my AWS account</text:p>
      <text:p text:style-name="Normal"/>
      <text:p text:style-name="Normal"/>
      <text:p text:style-name="Normal">output.tf : for my output DB_endpoint</text:p>
      <text:p text:style-name="Normal"/>
      <text:p text:style-name="Normal"/>
      <text:p text:style-name="P6">2- I set up a packer to create my wordpress image</text:p>
      <text:p text:style-name="Normal"/>
      <text:p text:style-name="Normal">i didn't use packer before, but let's say that wasn't quite complicated to provision docker image with wordpress application in it, and push it to the AWS<text:s/></text:p>
      <text:p text:style-name="Normal">ECR,</text:p>
      <text:p text:style-name="Normal"/>
      <text:p text:style-name="P7">How i did it ?</text:p>
      <text:p text:style-name="Normal"/>
      <text:p text:style-name="Normal">I created aws_wordpress.json file , in which i defined my variables,<text:s/></text:p>
      <text:p text:style-name="Normal">i defined docker in the builders section , to build my image</text:p>
      <text:p text:style-name="Normal">and i defined, ansible in the provisionners section, with the ansible directory informations, to configure my docker imag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UATI, Hakim</meta:initial-creator>
    <dc:creator>LOUATI, Hakim</dc:creator>
    <meta:creation-date>2021-02-22T12:42:00Z</meta:creation-date>
    <dc:date>2021-02-22T12:43:00Z</dc:date>
    <meta:template xlink:href="Normal.dotm" xlink:type="simple"/>
    <meta:editing-cycles>1</meta:editing-cycles>
    <meta:editing-duration>PT60S</meta:editing-duration>
    <meta:document-statistic meta:page-count="2" meta:paragraph-count="3" meta:word-count="303" meta:character-count="1972" meta:row-count="13" meta:non-whitespace-character-count="1672"/>
  </office:meta>
</office:document-meta>
</file>